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2pt" fo:font-weight="bold" officeooo:rsid="001fa212" officeooo:paragraph-rsid="002179e4" style:font-size-asian="12pt" style:font-weight-asian="bold" style:font-size-complex="12pt" style:font-weight-complex="bold"/>
    </style:style>
    <style:style style:name="P2" style:family="paragraph" style:parent-style-name="Text_20_body">
      <style:text-properties style:font-name="Liberation Sans" fo:font-size="12pt" fo:font-weight="bold" officeooo:rsid="00252f2a" officeooo:paragraph-rsid="00252f2a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Liberation Sans" fo:font-size="12pt" style:font-size-asian="12pt" style:font-size-complex="12pt"/>
    </style:style>
    <style:style style:name="P4" style:family="paragraph" style:parent-style-name="Text_20_body">
      <style:text-properties style:font-name="Liberation Sans" fo:font-size="12pt" officeooo:paragraph-rsid="00233dc8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2pt" fo:letter-spacing="normal" fo:font-style="normal" fo:font-weight="normal" officeooo:paragraph-rsid="002179e4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style:font-name="Liberation Sans" fo:font-size="12pt" style:font-size-asian="12pt" style:font-size-complex="12pt"/>
    </style:style>
    <style:style style:name="P7" style:family="paragraph" style:parent-style-name="Standard">
      <style:text-properties style:font-name="Liberation Sans" fo:font-size="12pt" fo:font-weight="bold" officeooo:rsid="001fa212" officeooo:paragraph-rsid="00213571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rsid="000f37e0" officeooo:paragraph-rsid="002179e4" style:font-size-asian="12pt" style:font-size-complex="12pt"/>
    </style:style>
    <style:style style:name="P9" style:family="paragraph" style:parent-style-name="Standard">
      <style:text-properties style:font-name="Liberation Sans" fo:font-size="12pt" officeooo:rsid="000f37e0" officeooo:paragraph-rsid="000f37e0" style:font-size-asian="12pt" style:font-size-complex="12pt"/>
    </style:style>
    <style:style style:name="P10" style:family="paragraph" style:parent-style-name="Standard">
      <style:text-properties style:font-name="Liberation Sans" fo:font-size="12pt" officeooo:rsid="000f37e0" officeooo:paragraph-rsid="001164de" style:font-size-asian="12pt" style:font-size-complex="12pt"/>
    </style:style>
    <style:style style:name="P11" style:family="paragraph" style:parent-style-name="Standard">
      <style:text-properties style:font-name="Liberation Sans" fo:font-size="12pt" officeooo:rsid="001164de" officeooo:paragraph-rsid="000f68bd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0140f6e" style:font-size-asian="12pt" style:font-size-complex="12pt"/>
    </style:style>
    <style:style style:name="P13" style:family="paragraph" style:parent-style-name="Standard">
      <style:text-properties style:font-name="Liberation Sans" fo:font-size="12pt" officeooo:rsid="00213571" officeooo:paragraph-rsid="00213571" style:font-size-asian="12pt" style:font-size-complex="12pt"/>
    </style:style>
    <style:style style:name="P14" style:family="paragraph" style:parent-style-name="Standard">
      <style:text-properties style:font-name="Liberation Sans" fo:font-size="12pt" fo:font-weight="normal" officeooo:rsid="002179e4" officeooo:paragraph-rsid="002179e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font-weight="normal" officeooo:rsid="001fa212" officeooo:paragraph-rsid="001fa21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officeooo:rsid="000f68bd" officeooo:paragraph-rsid="00140f6e" style:font-size-asian="12pt" style:font-size-complex="12pt"/>
    </style:style>
    <style:style style:name="P17" style:family="paragraph" style:parent-style-name="Heading_20_2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T1" style:family="text">
      <style:text-properties officeooo:rsid="000f68bd"/>
    </style:style>
    <style:style style:name="T2" style:family="text">
      <style:text-properties fo:font-weight="bold" officeooo:rsid="002179e4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236111"/>
    </style:style>
    <style:style style:name="T5" style:family="text">
      <style:text-properties officeooo:rsid="001e7ecb"/>
    </style:style>
    <style:style style:name="T6" style:family="text">
      <style:text-properties officeooo:rsid="001fa212"/>
    </style:style>
    <style:style style:name="T7" style:family="text">
      <style:text-properties officeooo:rsid="002179e4"/>
    </style:style>
    <style:style style:name="T8" style:family="text">
      <style:text-properties officeooo:rsid="00233dc8"/>
    </style:style>
    <style:style style:name="T9" style:family="text">
      <style:text-properties officeooo:rsid="00248135"/>
    </style:style>
    <style:style style:name="T10" style:family="text">
      <style:text-properties officeooo:rsid="0025d751"/>
    </style:style>
    <style:style style:name="T11" style:family="text">
      <style:text-properties officeooo:rsid="002ce2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/><text:span text:style-name="T11">OS </text:span>Lab <text:span text:style-name="T11">3</text:span></text:h>
      <text:p text:style-name="P14">1. Write a program to create a complete binary tree having 7 processes as nodes. The nodes at a particular level create the child processes of the next level.</text:p>
      <text:p text:style-name="P15"/>
      <text:p text:style-name="P5">2. Compare the performance of pthread_create and fork?</text:p>
      <text:p text:style-name="P5">e.g. create 10000 threads/processes</text:p>
      <text:p text:style-name="P1"/>
      <text:p text:style-name="P8"><text:span text:style-name="T7">3. </text:span><text:span text:style-name="T2">Parallel GREP using threads</text:span></text:p>
      <text:p text:style-name="P8">Modify the grep program <text:span text:style-name="T6">of lab 3 </text:span>to <text:span text:style-name="T6">use multi-threading instead of creating multiple processes to work in </text:span>parallel on the files within a <text:span text:style-name="T1">given</text:span> directory. </text:p>
      <text:p text:style-name="P9"/>
      <text:p text:style-name="P10"><text:span text:style-name="T1">1. </text:span>The main program <text:span text:style-name="T6">creates threads to execute grep on</text:span> each file in the directory. <text:span text:style-name="T6">The thread writes the output to a new file. </text:span></text:p>
      <text:p text:style-name="P11"/>
      <text:p text:style-name="P16">2. The main thread waits for all the grep threads to complete by invoking thread_join. Finally, it concatenates all the output files.</text:p>
      <text:p text:style-name="P12"/>
      <text:p text:style-name="P13">Use the pthread library in C for writing this program. Measure the overhead in the execution time.</text:p>
      <text:p text:style-name="P7"/>
      <text:p text:style-name="P2">4. Matrix multiplication using threads</text:p>
      <text:p text:style-name="P4"><text:span text:style-name="T8">4.a. </text:span><text:span text:style-name="T3">Perform matrix multiplication using threads. The matrix size is 1000x1000. Task splitting is 1 matrix x 1 col</text:span></text:p>
      <text:p text:style-name="P6"><text:span text:style-name="T4">4.b.</text:span><text:span text:style-name="T3"> Modify the task splitting in the previous matrix multiplication program (using threads) to1 row * 1 col. Compare the execution time in both these implementations.</text:span></text:p>
      <text:p text:style-name="P3"><text:line-break/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1:10:53.816468333</meta:creation-date>
    <dc:date>2018-10-24T14:36:54.847387121</dc:date>
    <meta:editing-duration>PT5H47M9S</meta:editing-duration>
    <meta:editing-cycles>28</meta:editing-cycles>
    <meta:generator>LibreOffice/6.0.3.2$Linux_X86_64 LibreOffice_project/8f48d515416608e3a835360314dac7e47fd0b821</meta:generator>
    <meta:document-statistic meta:table-count="0" meta:image-count="0" meta:object-count="0" meta:page-count="1" meta:paragraph-count="14" meta:word-count="188" meta:character-count="1119" meta:non-whitespace-character-count="938"/>
  </office:meta>
</office:document-meta>
</file>